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323dc" fo:font-size="32pt" fo:font-weight="bold" officeooo:rsid="000c7640" officeooo:paragraph-rsid="000c7640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323dc" fo:font-size="16pt" fo:font-weight="normal" officeooo:rsid="000c7640" officeooo:paragraph-rsid="000c7640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dc2300" fo:font-size="32pt" fo:font-weight="bold" officeooo:rsid="000c7640" officeooo:paragraph-rsid="000c7640" style:font-size-asian="28pt" style:font-weight-asian="bold" style:font-size-complex="32pt" style:font-weight-complex="bold"/>
    </style:style>
    <style:style style:name="P4" style:family="paragraph" style:parent-style-name="Standard">
      <style:paragraph-properties fo:text-align="end" style:justify-single-word="false"/>
      <style:text-properties fo:color="#000000" fo:font-size="22pt" fo:font-weight="bold" officeooo:rsid="000c7640" officeooo:paragraph-rsid="000c7640" style:font-size-asian="19.25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6pt" fo:font-weight="bold" officeooo:rsid="000ddbce" officeooo:paragraph-rsid="000ddbce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8pt" fo:font-weight="normal" officeooo:rsid="0013e82f" officeooo:paragraph-rsid="0013e82f" style:font-size-asian="15.75pt" style:font-weight-asian="normal" style:font-size-complex="18pt" style:font-weight-complex="normal"/>
    </style:style>
    <style:style style:name="P7" style:family="paragraph" style:parent-style-name="Standard">
      <style:text-properties fo:color="#000000" style:font-name="Liberation Serif" fo:font-size="16pt" officeooo:rsid="001b30c3" officeooo:paragraph-rsid="000fd91e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erif" fo:font-size="16pt" fo:font-weight="normal" officeooo:rsid="001b30c3" officeooo:paragraph-rsid="000fd91e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" fo:font-size="16pt" fo:font-weight="normal" officeooo:rsid="00121296" officeooo:paragraph-rsid="00121296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ff0000" fo:font-size="18pt" fo:font-weight="bold" officeooo:rsid="000ec2b7" officeooo:paragraph-rsid="000ec2b7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ff0000" fo:font-size="22pt" fo:font-weight="bold" officeooo:rsid="00105102" officeooo:paragraph-rsid="00105102" style:font-size-asian="22pt" style:font-weight-asian="bold" style:font-size-complex="22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0ec2b7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ec2b7" officeooo:paragraph-rsid="000ec2b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21296" officeooo:paragraph-rsid="0012129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6pt" fo:font-weight="normal" officeooo:rsid="000ec2b7" officeooo:paragraph-rsid="000ec2b7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6pt" fo:font-weight="normal" officeooo:rsid="0013e82f" officeooo:paragraph-rsid="0013e82f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ff0000" fo:font-size="16pt" fo:font-weight="bold" officeooo:rsid="000ec2b7" officeooo:paragraph-rsid="000ec2b7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ff0000" fo:font-size="22pt" fo:font-weight="bold" officeooo:rsid="000ec2b7" officeooo:paragraph-rsid="0015caba" style:font-size-asian="22pt" style:font-weight-asian="bold" style:font-size-complex="2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cc" fo:font-size="22pt" fo:font-weight="bold" officeooo:rsid="0015caba" officeooo:paragraph-rsid="0015caba" style:font-size-asian="22pt" style:font-weight-asian="bold" style:font-size-complex="22pt" style:font-weight-complex="bold"/>
    </style:style>
    <style:style style:name="T1" style:family="text">
      <style:text-properties fo:color="#000000" fo:font-size="16pt" style:font-size-asian="14pt" style:font-size-complex="16pt"/>
    </style:style>
    <style:style style:name="T2" style:family="text">
      <style:text-properties fo:color="#0000ff" fo:font-size="16pt" fo:font-weight="bold" style:font-size-asian="14pt" style:font-weight-asian="bold" style:font-size-complex="16pt" style:font-weight-complex="bold"/>
    </style:style>
    <style:style style:name="T3" style:family="text">
      <style:text-properties fo:color="#0000ff" fo:font-weight="bold" style:font-size-asian="14pt" style:font-weight-asian="bold" style:font-weight-complex="bold"/>
    </style:style>
    <style:style style:name="T4" style:family="text">
      <style:text-properties officeooo:rsid="0015ca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SOFTWARE <text:s/>SYSTEMS</text:p>
      <text:p text:style-name="P1"/>
      <text:p text:style-name="P1">LAB</text:p>
      <text:p text:style-name="P1"/>
      <text:p text:style-name="P3">ASSIGNMENT-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>BY-</text:p>
      <text:p text:style-name="P4">IMRAN MOHAMMED(2015MCS2339)</text:p>
      <text:p text:style-name="P4">VAMSI YALAVARTHI(2015MCS2358)</text:p>
      <text:p text:style-name="P1"/>
      <text:p text:style-name="P1"/>
      <text:p text:style-name="P2"/>
      <text:p text:style-name="P5"><text:soft-page-break/></text:p>
      <text:p text:style-name="P10">STATIC CODE ANALYSIS:</text:p>
      <text:p text:style-name="P10"/>
      <text:p text:style-name="P10">1. FLAW FINDER:-</text:p>
      <text:p text:style-name="P10"/>
      <text:p text:style-name="P12"/>
      <text:p text:style-name="P15">Hits = 200 </text:p>
      <text:p text:style-name="P15">Lines analyzed = 3579 in 0.64 seconds (25513 lines/second) </text:p>
      <text:p text:style-name="P15">Physical Source Lines of Code (SLOC) = 3568 </text:p>
      <text:p text:style-name="P15">Hits@level = [0] <text:s text:c="2"/>0 [1] <text:s/>49 [2] <text:s/>87 [3] <text:s text:c="2"/>0 [4] <text:s/>64 [5] <text:s text:c="2"/>0 </text:p>
      <text:p text:style-name="P15">Hits@level+ = [0+] 200 [1+] 200 [2+] 151 [3+] <text:s/>64 [4+] <text:s/>64 [5+] <text:s text:c="2"/>0 </text:p>
      <text:p text:style-name="P15">Hits/KSLOC@level+ = [0+] 56.0538 [1+] 56.0538 [2+] 42.3206 [3+] 17.9372 [4+] 17.9372 [5+] <text:s text:c="2"/>0 </text:p>
      <text:p text:style-name="P15">Minimum risk level = 1 </text:p>
      <text:p text:style-name="P15">Not every hit is necessarily a security vulnerability. </text:p>
      <text:p text:style-name="P15">There may be other security vulnerabilities; review your code! </text:p>
      <text:p text:style-name="P14"><text:span text:style-name="T1">(</text:span><text:span text:style-name="T2">REMAINING IN 1.pdf</text:span><text:span text:style-name="T1">)</text:span></text:p>
      <text:p text:style-name="P13"/>
      <text:p text:style-name="P13"/>
      <text:p text:style-name="P17">2. CPPCHECK:-</text:p>
      <text:p text:style-name="P10"/>
      <text:p text:style-name="P7">Memory leak: ip_port </text:p>
      <text:p text:style-name="P7">Memory leak: play </text:p>
      <text:p text:style-name="P7">Memory leak: data </text:p>
      <text:p text:style-name="P7">Memory leak: Data </text:p>
      <text:p text:style-name="P7">Memory leak: fcmd </text:p>
      <text:p text:style-name="P7">Memory leak: command </text:p>
      <text:p text:style-name="P7">Uninitialized variable: host </text:p>
      <text:p text:style-name="P7">Uninitialized variable: ind </text:p>
      <text:p text:style-name="P7">Uninitialized variable: Ya </text:p>
      <text:p text:style-name="P8">Uninitialized variable: Yb</text:p>
      <text:p text:style-name="P9">(<text:span text:style-name="T3">REMAINING IN 2.pdf</text:span>)</text:p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1">IMPROVEMENTS:-</text:p>
      <text:p text:style-name="P11"/>
      <text:p text:style-name="P16">1. The main improvements include the player overlapping the other while dribbling need to be handled.</text:p>
      <text:p text:style-name="P6"/>
      <text:p text:style-name="P16">2. The normal player cannot keep track of the ball if he wills to dribble in every direction.</text:p>
      <text:p text:style-name="P6"/>
      <text:p text:style-name="P16">3. The direction of the shot can be adjusted using A,D keys, it can be made more precise in adjustments to get different directions of the shot and pass.</text:p>
      <text:p text:style-name="P6"/>
      <text:p text:style-name="P16">4. We can include sound in the background to give more realistic feel.</text:p>
      <text:p text:style-name="P6"/>
      <text:p text:style-name="P16">5. We can model 3-D objects for the players to give a good feel and look by loading images or designing a 3-D object.</text:p>
      <text:p text:style-name="P6"/>
      <text:p text:style-name="P16">6. The speed of the players can be controlled for better experience of the game, provided the machine on which the game runs is really fast.</text:p>
      <text:p text:style-name="P6"/>
      <text:p text:style-name="P16">7. The performance of the game is more dependent on the machine and its specifications, so we can improve the quality of the code to make it machine independent.</text:p>
      <text:p text:style-name="P16"/>
      <text:p text:style-name="P16"/>
      <text:p text:style-name="P18"><text:span text:style-name="T4">INSTRUCTIONS TO RUN THE CODE</text:span></text:p>
      <text:p text:style-name="P18"/>
      <text:p text:style-name="P19">Run the script file submitted in this fol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22:05:38.373606793</meta:creation-date>
    <dc:date>2015-11-17T00:37:20.700585633</dc:date>
    <meta:editing-duration>PT1H38M28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3" meta:paragraph-count="40" meta:word-count="306" meta:character-count="1805" meta:non-whitespace-character-count="1505"/>
  </office:meta>
</office:document-meta>
</file>